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2.927083333333333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6.260416666666667in"/>
    </style:style>
    <style:style style:name="co6" style:family="table-column">
      <style:table-column-properties fo:break-before="auto" style:column-width="0.8958333333333334in"/>
    </style:style>
    <style:style style:name="co7" style:family="table-column">
      <style:table-column-properties fo:break-before="auto" style:column-width="1.2604166269302368in"/>
    </style:style>
    <style:style style:name="co8" style:family="table-column">
      <style:table-column-properties fo:break-before="auto" style:column-width="0.8854166666666666in"/>
    </style:style>
    <style:style style:name="co9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ORACLE Table Name</text:p>
            <office:annotation office:display="false" draw:text-style-name="" svg:width="1.3333in" svg:height="0.7708in" svg:x="0.8229in" svg:y="0.0104in">
              <text:p><text:span text:style-name="T0">If the DDLs are intended to be used at OpenHMIS/Cloudsql side, the schema owner should not be PATHWAY</text:span></text:p>
              <text:p text:style-name=""><text:span text:style-name="T0">	-Rodger Huang</text:span></text:p>
            </office:annotation>
          </table:table-cell>
          <table:table-cell table:style-name="ce22" office:value-type="string">
            <text:p>Google Cloud SQL Table Name (OPEMHMIS2)</text:p>
          </table:table-cell>
          <table:table-cell table:style-name="ce21" office:value-type="string">
            <text:p>Action</text:p>
          </table:table-cell>
          <table:table-cell table:style-name="ce23" office:value-type="string">
            <text:p>DDLs</text:p>
          </table:table-cell>
        </table:table-row>
        <table:table-row table:style-name="ro2">
          <table:table-cell table:style-name="ce24" office:value-type="string">
            <text:p>PATH_CODE_FEDRAL_SERVICE</text:p>
          </table:table-cell>
          <table:table-cell table:style-name="ce24" office:value-type="string">
            <text:p>CODE_FEDERAL_SERVICE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FEDERAL_SERVICE
--------------------------------------------------------

  CREATE TABLE "OPENHMIS2"."CODE_FEDERAL_SERVICE" 
   (        "CODE_KEY" NUMBER, 
        "FEDERAL_CODE" VARCHAR2(20 BYTE), 
        "FEDERAL_DESCRIPTION" VARCHAR2(200 BYTE), 
        "FEDERAL_RECORDTYPE" NUMBER(*,0), 
        "FEDERAL_TYPEPROVIDED" NUMBER(*,0), 
        "FEDERAL_SUBTYPE" NUMBER(*,0), 
        "STATUS" CHAR(1 BYTE), 
        "PROTECTED" CHAR(1 BYTE), 
        "TEXT_FIELD" CHAR(1 BYTE), 
        "CREATE_USER_KEY" NUMBER, 
        "UPDATE_USER_KEY" NUMBER, 
        "UPDATE_TIMESTAMP" TIMESTAMP (6)
   ) PCTFREE 10 PCTUSED 40 INITRANS 1 MAXTRANS 255 NOCOMPRESS NOLOGGING
  STORAGE(INITIAL 65536 NEXT 1048576 MINEXTENTS 1 MAXEXTENTS 2147483645
  PCTINCREASE 0 FREELISTS 1 FREELIST GROUPS 1 BUFFER_POOL DEFAULT)
  TABLESPACE "OPENHMIS2SDB" ;

</text:p>
          </table:table-cell>
        </table:table-row>
        <table:table-row table:style-name="ro2">
          <table:table-cell table:style-name="ce24" office:value-type="string">
            <text:p>PATH_CODE_FEDERAL_FUND_SOURCE</text:p>
          </table:table-cell>
          <table:table-cell table:style-name="ce24" office:value-type="string">
            <text:p>CODE_FEDERAL_FUND_SOURCE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FEDERAL_FUND_SOURCE
--------------------------------------------------------

  CREATE TABLE "OPENHMIS2"."CODE_FEDERAL_FUND_SOURCE" 
   (        "CODEKEY" NUMBER, 
        "CODE_DESCRIPTION" VARCHAR2(200 BYTE), 
        "STATUS" CHAR(1 BYTE), 
        "UPDATE_TIMESTAMP" TIMESTAMP (6), 
        "SORT_ORDER" NUMBER
   ) PCTFREE 10 PCTUSED 40 INITRANS 1 MAXTRANS 255 NOCOMPRESS NOLOGGING
  STORAGE(INITIAL 65536 NEXT 1048576 MINEXTENTS 1 MAXEXTENTS 2147483645
  PCTINCREASE 0 FREELISTS 1 FREELIST GROUPS 1 BUFFER_POOL DEFAULT)
  TABLESPACE "OPENHMIS2SDB" ;</text:p>
          </table:table-cell>
        </table:table-row>
        <table:table-row table:style-name="ro2">
          <table:table-cell table:style-name="ce24" office:value-type="string">
            <text:p>PATH_CODE_LENGTH_OF_STAY</text:p>
          </table:table-cell>
          <table:table-cell table:style-name="ce24" office:value-type="string">
            <text:p>CODE_LENGTH_OF_STAY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LENGTH_OF_STAY
--------------------------------------------------------

  CREATE TABLE "OPENHMIS2"."CODE_LENGTH_OF_STAY" 
   (        "CODE_KEY" NUMBER, 
        "STATUS" CHAR(1 BYTE), 
        "DESCRIPTION" VARCHAR2(100 BYTE), 
        "UPDATE_TIMESTAMP" TIMESTAMP (6), 
        "MIGRATION_FLAG" CHAR(2 BYTE), 
        "SORT_ORDER" NUMBER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LENGTH_OF_STAY
--------------------------------------------------------

  CREATE UNIQUE INDEX "OPENHMIS2"."CODE_LENGTH_OF_STAY" ON "OPENHMIS2"."CODE_LENGTH_OF_STAY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15
--------------------------------------------------------

  CREATE INDEX "OPENHMIS2"."MIGRATION_FLAG_IDX_115" ON "OPENHMIS2"."CODE_LENGTH_OF_STAY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LENGTH_OF_STAY
--------------------------------------------------------

  ALTER TABLE "OPENHMIS2"."CODE_LENGTH_OF_STAY" ADD CONSTRAINT "CODE_LENGTH_OF_STAY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
</text:p>
          </table:table-cell>
        </table:table-row>
        <table:table-row table:style-name="ro2">
          <table:table-cell table:style-name="ce24" office:value-type="string">
            <text:p>PATH_CODE_NAME_TYPE</text:p>
          </table:table-cell>
          <table:table-cell table:style-name="ce24" office:value-type="string">
            <text:p>CODE_NAME_TYPE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NAME_TYPE
--------------------------------------------------------

  CREATE TABLE "OPENHMIS2"."CODE_NAME_TYPE" 
   (        "CODE_KEY" NUMBER, 
        "STATUS" CHAR(1 BYTE), 
        "DESCRIPTION" VARCHAR2(100 BYTE), 
        "UPDATE_TIMESTAMP" TIMESTAMP (6), 
        "MIGRATION_FLAG" CHAR(2 BYTE), 
        "SORT_ORDER" NUMBER
   ) PCTFREE 10 PCTUSED 40 INITRANS 1 MAXTRANS 255 NOCOMPRESS NOLOGGING
  STORAGE(INITIAL 65536 NEXT 1048576 MINEXTENTS 1 MAXEXTENTS 2147483645
  PCTINCREASE 0 FREELISTS 1 FREELIST GROUPS 1 BUFFER_POOL DEFAULT)
  TABLESPACE "OPENHMIS2SDB" ;
--------------------------------------------------------
--  DDL for Index CODE_NAME_TYPE_PK
--------------------------------------------------------

  CREATE UNIQUE INDEX "OPENHMIS2"."CODE_NAME_TYPE_PK" ON "OPENHMIS2"."CODE_NAME_TYPE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NAME_TYPE
--------------------------------------------------------

  ALTER TABLE "OPENHMIS2"."CODE_NAME_TYPE" ADD CONSTRAINT "CODE_NAME_TYPE_PK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2">
          <table:table-cell table:style-name="ce24" office:value-type="string">
            <text:p>PATH_CODE_PATH_CONFIRM</text:p>
          </table:table-cell>
          <table:table-cell table:style-name="ce24" office:value-type="string">
            <text:p>CODE_PATH_CONFIRM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ATH_CONFIRM
--------------------------------------------------------

  CREATE TABLE "OPENHMIS2"."CODE_PATH_CONFIRM" 
   (        "CODE_KEY" NUMBER, 
        "DESCRIPTION" VARCHAR2(200 BYTE), 
        "STATUS" CHAR(1 BYTE), 
        "UPDATE_TIMESTAMP" TIMESTAMP (6), 
        "MIGRATION_FLAG" CHAR(2 BYTE)
   ) PCTFREE 10 PCTUSED 40 INITRANS 1 MAXTRANS 255 NOCOMPRESS NOLOGGING
  STORAGE(INITIAL 65536 NEXT 1048576 MINEXTENTS 1 MAXEXTENTS 2147483645
  PCTINCREASE 0 FREELISTS 1 FREELIST GROUPS 1 BUFFER_POOL DEFAULT)
  TABLESPACE "OPENHMIS2SDB" ;</text:p>
          </table:table-cell>
        </table:table-row>
        <table:table-row table:style-name="ro2">
          <table:table-cell table:style-name="ce24" office:value-type="string">
            <text:p>PATH_CODE_PROGRAM_HOPWA</text:p>
          </table:table-cell>
          <table:table-cell table:style-name="ce24" office:value-type="string">
            <text:p>CODE_PROGRAM_HOPWA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HOPWA
--------------------------------------------------------

  CREATE TABLE "OPENHMIS2"."CODE_PROGRAM_HOPWA" 
   (        "ID" NUMBER, 
        "DESCRIPTION" VARCHAR2(200 BYTE), 
        "SHORT_DESC" VARCHAR2(100 BYTE), 
        "CODE" VARCHAR2(20 BYTE), 
        "PRIMARY_CODE" NUMBER, 
        "SECONDARY_CODE" NUMBER, 
        "STATUS" CHAR(1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PROGRAM_HOPWA_EXIT</text:p>
          </table:table-cell>
          <table:table-cell table:style-name="ce24" office:value-type="string">
            <text:p>CODE_PROGRAM_HOPWA_EXIT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HOPWA_EXIT
--------------------------------------------------------

  CREATE TABLE "OPENHMIS2"."CODE_PROGRAM_HOPWA_EXIT" 
   (        "ID" NUMBER, 
        "DESCRIPTION" VARCHAR2(200 BYTE), 
        "SHORT_DESC" VARCHAR2(100 BYTE), 
        "CODE" NUMBER, 
        "PRIMARY_CODE" NUMBER, 
        "SECONDARY_CODE" NUMBER, 
        "STATUS" CHAR(1 BYTE)
   ) PCTFREE 10 PCTUSED 40 INITRANS 1 MAXTRANS 255 NOCOMPRESS NOLOGGING
  STORAGE(INITIAL 65536 NEXT 1048576 MINEXTENTS 1 MAXEXTENTS 2147483645
  PCTINCREASE 0 FREELISTS 1 FREELIST GROUPS 1 BUFFER_POOL DEFAULT)
  TABLESPACE "OPENHMIS2SDB" ;</text:p>
          </table:table-cell>
        </table:table-row>
        <table:table-row table:style-name="ro2">
          <table:table-cell table:style-name="ce24" office:value-type="string">
            <text:p>PATH_CODE_PROGRAM_PATH_EXIT</text:p>
          </table:table-cell>
          <table:table-cell table:style-name="ce24" office:value-type="string">
            <text:p>CODE_PROGRAM_PATH_EXIT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PATH_EXIT
--------------------------------------------------------

  CREATE TABLE "OPENHMIS2"."CODE_PROGRAM_PATH_EXIT" 
   (        "ID" NUMBER, 
        "DESCRIPTION" VARCHAR2(200 BYTE), 
        "SHORT_DESC" VARCHAR2(100 BYTE), 
        "CODE" NUMBER, 
        "PRIMARY_CODE" NUMBER, 
        "SECONDARY_CODE" NUMBER, 
        "STATUS" CHAR(1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PROGRAM_RELATIONSHIP</text:p>
          </table:table-cell>
          <table:table-cell table:style-name="ce24" office:value-type="string">
            <text:p>CODE_PROGRAM_RELATIONSHIP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RELATIONSHIP
--------------------------------------------------------

  CREATE TABLE "OPENHMIS2"."CODE_PROGRAM_RELATIONSHIP" 
   (        "CODE_KEY" NUMBER(*,0), 
        "STATUS" CHAR(1 BYTE), 
        "DESCRIPTION" VARCHAR2(10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PROGRAM_RHSAP</text:p>
          </table:table-cell>
          <table:table-cell table:style-name="ce24" office:value-type="string">
            <text:p>CODE_PROGRAM_RHSAP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RHSAP
--------------------------------------------------------

  CREATE TABLE "OPENHMIS2"."CODE_PROGRAM_RHSAP" 
   (        "ID" NUMBER, 
        "DESCRIPTION" VARCHAR2(200 BYTE), 
        "SHORT_DESC" VARCHAR2(100 BYTE), 
        "CODE" VARCHAR2(20 BYTE), 
        "PRIMARY_CODE" NUMBER, 
        "SECONDARY_CODE" NUMBER, 
        "STATUS" CHAR(1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PROGRAM_RHY</text:p>
          </table:table-cell>
          <table:table-cell table:style-name="ce24" office:value-type="string">
            <text:p>CODE_PROGRAM_RHY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RHY
--------------------------------------------------------

  CREATE TABLE "OPENHMIS2"."CODE_PROGRAM_RHY" 
   (        "ID" NUMBER, 
        "DESCRIPTION" VARCHAR2(200 BYTE), 
        "SHORT_DESC" VARCHAR2(100 BYTE), 
        "CODE" NUMBER, 
        "PRIMARY_CODE" NUMBER, 
        "STATUS" CHAR(1 BYTE), 
        "SECONDARY_CODE" NUMBER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PROGRAM_RHY_EXIT</text:p>
          </table:table-cell>
          <table:table-cell table:style-name="ce24" office:value-type="string">
            <text:p>CODE_PROGRAM_RHY_EXIT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RHY_EXIT
--------------------------------------------------------

  CREATE TABLE "OPENHMIS2"."CODE_PROGRAM_RHY_EXIT" 
   (        "ID" NUMBER, 
        "DESCRIPTION" VARCHAR2(200 BYTE), 
        "SHORT_DESC" VARCHAR2(100 BYTE), 
        "CODE" NUMBER, 
        "PRIMARY_CODE" NUMBER, 
        "SECONDARY_CODE" NUMBER, 
        "STATUS" CHAR(1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PROGRAM_RHY_YOUTH</text:p>
          </table:table-cell>
          <table:table-cell table:style-name="ce24" office:value-type="string">
            <text:p>CODE_PROGRAM_RHY_YOUTH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PROGRAM_RHY_YOUTH
--------------------------------------------------------

  CREATE TABLE "OPENHMIS2"."CODE_PROGRAM_RHY_YOUTH" 
   (        "ID" NUMBER, 
        "DESCRIPTION" VARCHAR2(200 BYTE), 
        "SHORT_DESC" VARCHAR2(200 BYTE), 
        "CODE" NUMBER, 
        "PRIMARY_CODE" NUMBER, 
        "SECONDARY_CODE" NUMBER, 
        "STATUS" CHAR(1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2">
          <table:table-cell table:style-name="ce24" office:value-type="string">
            <text:p>PATH_CODE_YESNO</text:p>
          </table:table-cell>
          <table:table-cell table:style-name="ce24" office:value-type="string">
            <text:p>CODE_YESNO</text:p>
          </table:table-cell>
          <table:table-cell table:style-name="ce24" office:value-type="string">
            <text:p>NEW TABLE</text:p>
          </table:table-cell>
          <table:table-cell table:style-name="ce23" office:value-type="string">
            <text:p>--------------------------------------------------------
--  DDL for Table CODE_YESNO
--------------------------------------------------------

  CREATE TABLE "OPENHMIS2"."CODE_YESNO" 
   (        "CODE_KEY" NUMBER, 
        "STATUS" CHAR(1 BYTE), 
        "DESCRIPTION" VARCHAR2(20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3">
          <table:table-cell table:style-name="ce25" office:value-type="string">
            <text:p>PATH_CODE_THEATRE_OF_OPERATIONS</text:p>
          </table:table-cell>
          <table:table-cell table:style-name="ce25" office:value-type="string">
            <text:p>CODE_THEATRE_OF_OPERATIONS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THEATRE_OPERATIONS
--------------------------------------------------------

  CREATE TABLE "OPENHMIS2"."CODE_THEATRE_OPERATIONS" 
   (        "CODE_KEY" NUMBER, 
        "STATUS" CHAR(1 BYTE), 
        "DESCRIPTION" VARCHAR2(200 BYTE), 
        "UPDATE_TIMESTAMP" TIMESTAMP (6), 
        "MIGRATION_FLAG" VARCHAR2(20 BYTE)
   ) PCTFREE 10 PCTUSED 40 INITRANS 1 MAXTRANS 255 NOCOMPRESS NOLOGGING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3">
          <table:table-cell table:style-name="ce25" office:value-type="string">
            <text:p>PATH_CODE_RACE</text:p>
          </table:table-cell>
          <table:table-cell table:style-name="ce25" office:value-type="string">
            <text:p>CODE_RACE</text:p>
          </table:table-cell>
          <table:table-cell table:style-name="ce25" office:value-type="string">
            <text:p>ALTER</text:p>
          </table:table-cell>
          <table:table-cell table:style-name="ce23" office:value-type="string">
            <text:p>ALTER TABLE CODE_RACE
        DROP SHORT_DESC, 
        DROP NOTES, 
        DROP REC_ACTIVE_GCT, 
        DROP LOG_DATE_TIME, 
        DROP LOG_USER_KEY;
        
ALTER TABLE CODE_RACE
        ADD STATUS CHAR(1) NULL
                AFTER CODE_KEY,
        ADD UPDATE_TIMESTAMP TIMESTAMP(6) NULL
                AFTER DESCRIPTION,
        ADD MIGRATION_FLAG CHAR(2) NULL
                AFTER UPDATE_TIMESTAMP;</text:p>
          </table:table-cell>
        </table:table-row>
        <table:table-row table:style-name="ro3">
          <table:table-cell table:style-name="ce25" office:value-type="string">
            <text:p>PATH_CODE_ETHNICITY</text:p>
          </table:table-cell>
          <table:table-cell table:style-name="ce25" office:value-type="string">
            <text:p>CODE_ETHNICITY</text:p>
          </table:table-cell>
          <table:table-cell table:style-name="ce25" office:value-type="string">
            <text:p>ALTER</text:p>
          </table:table-cell>
          <table:table-cell table:style-name="ce23" office:value-type="string">
            <text:p>ALTER TABLE CODE_ETHNICITY
        DROP SHORT_DESC, 
        DROP NOTES, 
        DROP REC_ACTIVE_GCT, 
        DROP LOG_DATE_TIME, 
        DROP LOG_USER_KEY;
        
ALTER TABLE CODE_ETHNICITY
        ADD STATUS CHAR(1) NULL
                AFTER CODE_KEY,
        ADD UPDATE_TIMESTAMP TIMESTAMP(6) NULL
                AFTER DESCRIPTION,
        ADD MIGRATION_FLAG CHAR(2) NULL
                AFTER UPDATE_TIMESTAMP,
        ADD SORT_ORDER BIGINT NULL
                AFTER MIGRATION_FLAG;</text:p>
          </table:table-cell>
        </table:table-row>
        <table:table-row table:style-name="ro3">
          <table:table-cell table:style-name="ce25" office:value-type="string">
            <text:p>PATH_CODE_GENDER</text:p>
          </table:table-cell>
          <table:table-cell table:style-name="ce25" office:value-type="string">
            <text:p>CODE_GENDER</text:p>
          </table:table-cell>
          <table:table-cell table:style-name="ce25" office:value-type="string">
            <text:p>ALTER</text:p>
          </table:table-cell>
          <table:table-cell table:style-name="ce23" office:value-type="string">
            <text:p>ALTER TABLE CODE_GENDER
        DROP DESCRIPTION,
        DROP SHORT_DESC, 
        DROP NOTES, 
        DROP REC_ACTIVE_GCT, 
        DROP LOG_DATE_TIME, 
        DROP LOG_USER_KEY;
        
ALTER TABLE CODE_GENDER
        ADD STATUS CHAR(1) NULL
                AFTER CODE_KEY,
        ADD GENDER VARCHAR(100) NULL
                AFTER STATUS,
        ADD UPDATE_TIMESTAMP TIMESTAMP(6) NULL
                AFTER GENDER,
        ADD MIGRATION_FLAG CHAR(2) NULL
                AFTER UPDATE_TIMESTAMP,
        ADD SORT_ORDER BIGINT NULL
                AFTER MIGRATION_FLAG;</text:p>
          </table:table-cell>
        </table:table-row>
        <table:table-row table:style-name="ro3">
          <table:table-cell table:style-name="ce25" office:value-type="string">
            <text:p>PATH_CODE_ADDRESS_TYPE</text:p>
          </table:table-cell>
          <table:table-cell table:style-name="ce25" office:value-type="string">
            <text:p>CODE_ADDRESS_TYPE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ADDRESS_TYPE
--------------------------------------------------------

  CREATE TABLE "OPENHMIS2"."CODE_ADDRESS_TYPE" 
   (        "CODE_KEY" NUMBER, 
        "STATUS" CHAR(1 BYTE), 
        "DESCRIPTION" VARCHAR2(100 BYTE), 
        "UPDATE_TIMESTAMP" TIMESTAMP (6), 
        "MIGRATION_FLAG" CHAR(1 BYTE), 
        "SORT_ORDER" NUMBER
   ) PCTFREE 10 PCTUSED 40 INITRANS 1 MAXTRANS 255 NOCOMPRESS NOLOGGING
  STORAGE(INITIAL 65536 NEXT 1048576 MINEXTENTS 1 MAXEXTENTS 2147483645
  PCTINCREASE 0 FREELISTS 1 FREELIST GROUPS 1 BUFFER_POOL DEFAULT)
  TABLESPACE "OPENHMIS2SDB" ;</text:p>
          </table:table-cell>
        </table:table-row>
        <table:table-row table:style-name="ro3">
          <table:table-cell table:style-name="ce25" office:value-type="string">
            <text:p>PATH_CODE_ALL_RACE</text:p>
          </table:table-cell>
          <table:table-cell table:style-name="ce25" office:value-type="string">
            <text:p>CODE_ALL_RACE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ALL_RACE
--------------------------------------------------------

  CREATE TABLE "OPENHMIS2"."CODE_ALL_RACE" 
   (        "CODE_KEY" NUMBER(*,0), 
        "STATUS" CHAR(1 BYTE), 
        "DESCRIPTION" VARCHAR2(100 BYTE), 
        "UPDATE_TIMESTAMP" TIMESTAMP (6), 
        "MIGRATION_FLAG" CHAR(2 BYTE)
   ) PCTFREE 10 PCTUSED 40 INITRANS 1 MAXTRANS 255 NOCOMPRESS NOLOGGING
  STORAGE(INITIAL 65536 NEXT 1048576 MINEXTENTS 1 MAXEXTENTS 2147483645
  PCTINCREASE 0 FREELISTS 1 FREELIST GROUPS 1 BUFFER_POOL DEFAULT)
  TABLESPACE "OPENHMIS2SDB" ;
--------------------------------------------------------
--  DDL for Index MIGRATION_FLAG_IDX_156
--------------------------------------------------------

  CREATE INDEX "OPENHMIS2"."MIGRATION_FLAG_IDX_156" ON "OPENHMIS2"."CODE_ALL_RACE" ("MIGRATION_FLAG") 
  PCTFREE 10 INITRANS 2 MAXTRANS 255 NOLOGGING COMPUTE STATISTICS 
  STORAGE(INITIAL 65536 NEXT 1048576 MINEXTENTS 1 MAXEXTENTS 2147483645
  PCTINCREASE 0 FREELISTS 1 FREELIST GROUPS 1 BUFFER_POOL DEFAULT)
  TABLESPACE "OPENHMIS2SDB" ;
</text:p>
          </table:table-cell>
        </table:table-row>
        <table:table-row table:style-name="ro3">
          <table:table-cell table:style-name="ce25" office:value-type="string">
            <text:p>PATH_CODE_AMBULATORY</text:p>
          </table:table-cell>
          <table:table-cell table:style-name="ce25" office:value-type="string">
            <text:p>CODE_AMBULATORY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AMBULATORY
--------------------------------------------------------

  CREATE TABLE "OPENHMIS2"."CODE_AMBULATORY" 
   (        "CODE_KEY" NUMBER(*,0), 
        "STATUS" CHAR(1 BYTE), 
        "DESCRIPTION" VARCHAR2(10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AMBULATORY
--------------------------------------------------------

  CREATE UNIQUE INDEX "OPENHMIS2"."CODE_AMBULATORY" ON "OPENHMIS2"."CODE_AMBULATORY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55
--------------------------------------------------------

  CREATE INDEX "OPENHMIS2"."MIGRATION_FLAG_IDX_155" ON "OPENHMIS2"."CODE_AMBULATORY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AMBULATORY
--------------------------------------------------------

  ALTER TABLE "OPENHMIS2"."CODE_AMBULATORY" ADD CONSTRAINT "CODE_AMBULATORY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ASSESS_STARTPOINT</text:p>
          </table:table-cell>
          <table:table-cell table:style-name="ce25" office:value-type="string">
            <text:p>CODE_ASSESS_STARTPOINT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ASSESS_STARTPOINT
--------------------------------------------------------

  CREATE TABLE "OPENHMIS2"."CODE_ASSESS_STARTPOINT" 
   (        "CODE_KEY" NUMBER, 
        "DESCRIPTION" VARCHAR2(100 BYTE), 
        "UPDATE_TIMESTAMP" TIMESTAMP (6), 
        "MIGRATION_FLAG" CHAR(2 BYTE)
   ) PCTFREE 10 PCTUSED 40 INITRANS 1 MAXTRANS 255 NOCOMPRESS NOLOGGING
  STORAGE(INITIAL 65536 NEXT 1048576 MINEXTENTS 1 MAXEXTENTS 2147483645
  PCTINCREASE 0 FREELISTS 1 FREELIST GROUPS 1 BUFFER_POOL DEFAULT)
  TABLESPACE "OPENHMIS2SDB" ;
--------------------------------------------------------
--  DDL for Index CODE_ASSESS_STARTPOINT_PK
--------------------------------------------------------

  CREATE UNIQUE INDEX "OPENHMIS2"."CODE_ASSESS_STARTPOINT_PK" ON "OPENHMIS2"."CODE_ASSESS_STARTPOINT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54
--------------------------------------------------------

  CREATE INDEX "OPENHMIS2"."MIGRATION_FLAG_IDX_154" ON "OPENHMIS2"."CODE_ASSESS_STARTPOINT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ASSESS_STARTPOINT
--------------------------------------------------------

  ALTER TABLE "OPENHMIS2"."CODE_ASSESS_STARTPOINT" ADD CONSTRAINT "CODE_ASSESS_STARTPOINT_PK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ASSESS_STATUS</text:p>
          </table:table-cell>
          <table:table-cell table:style-name="ce25" office:value-type="string">
            <text:p>CODE_ASSESS_STATUS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ASSESS_STATUS
--------------------------------------------------------

  CREATE TABLE "OPENHMIS2"."CODE_ASSESS_STATUS" 
   (        "CODE_KEY" NUMBER, 
        "DESCRIPTION" VARCHAR2(100 BYTE), 
        "UPDATE_TIMESTAMP" TIMESTAMP (6), 
        "MIGRATION_FLAG" CHAR(2 BYTE)
   ) PCTFREE 10 PCTUSED 40 INITRANS 1 MAXTRANS 255 NOCOMPRESS NOLOGGING
  STORAGE(INITIAL 65536 NEXT 1048576 MINEXTENTS 1 MAXEXTENTS 2147483645
  PCTINCREASE 0 FREELISTS 1 FREELIST GROUPS 1 BUFFER_POOL DEFAULT)
  TABLESPACE "OPENHMIS2SDB" ;
--------------------------------------------------------
--  DDL for Index CODE_ASSESS_STATUS_PK
--------------------------------------------------------

  CREATE UNIQUE INDEX "OPENHMIS2"."CODE_ASSESS_STATUS_PK" ON "OPENHMIS2"."CODE_ASSESS_STATUS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53
--------------------------------------------------------

  CREATE INDEX "OPENHMIS2"."MIGRATION_FLAG_IDX_153" ON "OPENHMIS2"."CODE_ASSESS_STATUS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ASSESS_STATUS
--------------------------------------------------------

  ALTER TABLE "OPENHMIS2"."CODE_ASSESS_STATUS" ADD CONSTRAINT "CODE_ASSESS_STATUS_PK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BED_TYPE</text:p>
          </table:table-cell>
          <table:table-cell table:style-name="ce25" office:value-type="string">
            <text:p>CODE_BED_TYPE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BED_TYPE
--------------------------------------------------------

  CREATE TABLE "OPENHMIS2"."CODE_BED_TYPE" 
   (        "CODE_KEY" NUMBER, 
        "STATUS" CHAR(1 BYTE), 
        "DESCRIPTION" VARCHAR2(10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PK_PCBT
--------------------------------------------------------

  CREATE UNIQUE INDEX "OPENHMIS2"."PK_PCBT" ON "OPENHMIS2"."CODE_BED_TYPE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52
--------------------------------------------------------

  CREATE INDEX "OPENHMIS2"."MIGRATION_FLAG_IDX_152" ON "OPENHMIS2"."CODE_BED_TYPE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BED_TYPE
--------------------------------------------------------

  ALTER TABLE "OPENHMIS2"."CODE_BED_TYPE" ADD CONSTRAINT "PK_PCBT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CENSUS_BLOCK</text:p>
          </table:table-cell>
          <table:table-cell table:style-name="ce25" office:value-type="string">
            <text:p>CODE_CENSUS_BLOCK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CENSUS_BLOCK
--------------------------------------------------------

  CREATE TABLE "OPENHMIS2"."CODE_CENSUS_BLOCK" 
   (        "CENAREAKEY" NUMBER(13,0), 
        "BLOCKGROUP" NUMBER, 
        "COUNTY" VARCHAR2(50 BYTE), 
        "CITY" VARCHAR2(5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CENSUS_BLOCK_PK
--------------------------------------------------------

  CREATE UNIQUE INDEX "OPENHMIS2"."CODE_CENSUS_BLOCK_PK" ON "OPENHMIS2"."CODE_CENSUS_BLOCK" ("CENAREA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51
--------------------------------------------------------

  CREATE INDEX "OPENHMIS2"."MIGRATION_FLAG_IDX_151" ON "OPENHMIS2"."CODE_CENSUS_BLOCK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CENSUS_BLOCK
--------------------------------------------------------

  ALTER TABLE "OPENHMIS2"."CODE_CENSUS_BLOCK" ADD CONSTRAINT "CODE_CENSUS_BLOCK_PK" PRIMARY KEY ("CENAREA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CHILD_CONNECTED</text:p>
          </table:table-cell>
          <table:table-cell table:style-name="ce25" office:value-type="string">
            <text:p>CODE_CHILD_CONNECTED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CHILD_CONNECTED
--------------------------------------------------------

  CREATE TABLE "OPENHMIS2"."CODE_CHILD_CONNECTED" 
   (        "CODE_KEY" NUMBER, 
        "STATUS" CHAR(1 BYTE), 
        "DESCRIPTION" VARCHAR2(10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CHILD_CONNECTED_PK
--------------------------------------------------------

  CREATE UNIQUE INDEX "OPENHMIS2"."CODE_CHILD_CONNECTED_PK" ON "OPENHMIS2"."CODE_CHILD_CONNECTED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50
--------------------------------------------------------

  CREATE INDEX "OPENHMIS2"."MIGRATION_FLAG_IDX_150" ON "OPENHMIS2"."CODE_CHILD_CONNECTED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CHILD_CONNECTED
--------------------------------------------------------

  ALTER TABLE "OPENHMIS2"."CODE_CHILD_CONNECTED" ADD CONSTRAINT "CODE_CHILD_CONNECTED_PK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COC_NUMBER</text:p>
          </table:table-cell>
          <table:table-cell table:style-name="ce25" office:value-type="string">
            <text:p>CODE_COC_NUMBER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COC_NUMBER
--------------------------------------------------------

  CREATE TABLE "OPENHMIS2"."CODE_COC_NUMBER" 
   (        "CODE_KEY" NUMBER, 
        "COC_CODE_KEY" VARCHAR2(20 BYTE), 
        "COC_CODE_NAME" VARCHAR2(100 BYTE), 
        "STATUS" CHAR(1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COC_NUMBER_PK
--------------------------------------------------------

  CREATE UNIQUE INDEX "OPENHMIS2"."CODE_COC_NUMBER_PK" ON "OPENHMIS2"."CODE_COC_NUMBER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49
--------------------------------------------------------

  CREATE INDEX "OPENHMIS2"."MIGRATION_FLAG_IDX_149" ON "OPENHMIS2"."CODE_COC_NUMBER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COC_NUMBER
--------------------------------------------------------

  ALTER TABLE "OPENHMIS2"."CODE_COC_NUMBER" ADD CONSTRAINT "CODE_COC_NUMBER_PK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CONTACT_LOCATION</text:p>
          </table:table-cell>
          <table:table-cell table:style-name="ce25" office:value-type="string">
            <text:p>CODE_CONTACT_LOCATION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CONTACT_LOCATION
--------------------------------------------------------

  CREATE TABLE "OPENHMIS2"."CODE_CONTACT_LOCATION" 
   (        "CODE_KEY" NUMBER, 
        "DESCRIPTION" VARCHAR2(200 BYTE), 
        "STATUS" CHAR(1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CONTACT_LOCATION_PK
--------------------------------------------------------

  CREATE UNIQUE INDEX "OPENHMIS2"."CODE_CONTACT_LOCATION_PK" ON "OPENHMIS2"."CODE_CONTACT_LOCATION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47
--------------------------------------------------------

  CREATE INDEX "OPENHMIS2"."MIGRATION_FLAG_IDX_147" ON "OPENHMIS2"."CODE_CONTACT_LOCATION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CONTACT_LOCATION
--------------------------------------------------------

  ALTER TABLE "OPENHMIS2"."CODE_CONTACT_LOCATION" ADD CONSTRAINT "CODE_CONTACT_LOCATION_PK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CPT_FULL</text:p>
          </table:table-cell>
          <table:table-cell table:style-name="ce25" office:value-type="string">
            <text:p>CODE_CPT_FULL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CPT_FULL
--------------------------------------------------------

  CREATE TABLE "OPENHMIS2"."CODE_CPT_FULL" 
   (        "CPT_KEY" NUMBER, 
        "CPT_CODE" VARCHAR2(5 BYTE), 
        "DESCRIPTION" VARCHAR2(100 BYTE), 
        "LOAD_DATE" DATE, 
        "UPDATE_TIMESTAMP" TIMESTAMP (6), 
        "MIGRATION_FLAG" CHAR(2 BYTE)
   ) PCTFREE 10 PCTUSED 0 INITRANS 1 MAXTRANS 255 NOCOMPRESS LOGGING
  STORAGE(INITIAL 589824 NEXT 1048576 MINEXTENTS 1 MAXEXTENTS 2147483645
  PCTINCREASE 0 FREELISTS 1 FREELIST GROUPS 1 BUFFER_POOL DEFAULT)
  TABLESPACE "OPENHMIS2SDB" ;
--------------------------------------------------------
--  DDL for Index MIGRATION_FLAG_IDX_146
--------------------------------------------------------

  CREATE INDEX "OPENHMIS2"."MIGRATION_FLAG_IDX_146" ON "OPENHMIS2"."CODE_CPT_FULL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SYS_C004975
--------------------------------------------------------

  CREATE UNIQUE INDEX "OPENHMIS2"."SYS_C004975" ON "OPENHMIS2"."CODE_CPT_FULL" ("CPT_KEY") 
  PCTFREE 10 INITRANS 2 MAXTRANS 255 NOLOGGING COMPUTE STATISTICS 
  STORAGE(INITIAL 196608 NEXT 1048576 MINEXTENTS 1 MAXEXTENTS 2147483645
  PCTINCREASE 0 FREELISTS 1 FREELIST GROUPS 1 BUFFER_POOL DEFAULT)
  TABLESPACE "OPENHMIS2SDB" ;
--------------------------------------------------------
--  DDL for Index SYS_C004976
--------------------------------------------------------

  CREATE UNIQUE INDEX "OPENHMIS2"."SYS_C004976" ON "OPENHMIS2"."CODE_CPT_FULL" ("CPT_CODE") 
  PCTFREE 10 INITRANS 2 MAXTRANS 255 NOLOGGING COMPUTE STATISTICS 
  STORAGE(INITIAL 262144 NEXT 1048576 MINEXTENTS 1 MAXEXTENTS 2147483645
  PCTINCREASE 0 FREELISTS 1 FREELIST GROUPS 1 BUFFER_POOL DEFAULT)
  TABLESPACE "OPENHMIS2SDB" ;
--------------------------------------------------------
--  Constraints for Table CODE_CPT_FULL
--------------------------------------------------------

  ALTER TABLE "OPENHMIS2"."CODE_CPT_FULL" ADD PRIMARY KEY ("CPT_KEY")
  USING INDEX PCTFREE 10 INITRANS 2 MAXTRANS 255 NOLOGGING COMPUTE STATISTICS 
  STORAGE(INITIAL 196608 NEXT 1048576 MINEXTENTS 1 MAXEXTENTS 2147483645
  PCTINCREASE 0 FREELISTS 1 FREELIST GROUPS 1 BUFFER_POOL DEFAULT)
  TABLESPACE "OPENHMIS2SDB"  ENABLE;
 
  ALTER TABLE "OPENHMIS2"."CODE_CPT_FULL" ADD UNIQUE ("CPT_CODE")
  USING INDEX PCTFREE 10 INITRANS 2 MAXTRANS 255 NOLOGGING COMPUTE STATISTICS 
  STORAGE(INITIAL 262144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CPT_FULL_OLD</text:p>
          </table:table-cell>
          <table:table-cell table:style-name="ce25" office:value-type="string">
            <text:p>CODE_CPT_FULL_OLD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CPT_FULL_OLD
--------------------------------------------------------

  CREATE TABLE "OPENHMIS2"."CODE_CPT_FULL_OLD" 
   (        "CPT_KEY" NUMBER, 
        "CPT_CODE" VARCHAR2(5 BYTE), 
        "DESCRIPTION" VARCHAR2(100 BYTE), 
        "LOAD_DATE" DATE
   ) PCTFREE 10 PCTUSED 40 INITRANS 1 MAXTRANS 255 NOCOMPRESS LOGGING
  STORAGE(INITIAL 655360 NEXT 1048576 MINEXTENTS 1 MAXEXTENTS 2147483645
  PCTINCREASE 0 FREELISTS 1 FREELIST GROUPS 1 BUFFER_POOL DEFAULT)
  TABLESPACE "OPENHMIS2SDB" ;
--------------------------------------------------------
--  DDL for Index SYS_C004977
--------------------------------------------------------

  CREATE UNIQUE INDEX "OPENHMIS2"."SYS_C004977" ON "OPENHMIS2"."CODE_CPT_FULL_OLD" ("CPT_KEY") 
  PCTFREE 10 INITRANS 2 MAXTRANS 255 NOLOGGING COMPUTE STATISTICS 
  STORAGE(INITIAL 196608 NEXT 1048576 MINEXTENTS 1 MAXEXTENTS 2147483645
  PCTINCREASE 0 FREELISTS 1 FREELIST GROUPS 1 BUFFER_POOL DEFAULT)
  TABLESPACE "OPENHMIS2SDB" ;
--------------------------------------------------------
--  DDL for Index SYS_C004978
--------------------------------------------------------

  CREATE UNIQUE INDEX "OPENHMIS2"."SYS_C004978" ON "OPENHMIS2"."CODE_CPT_FULL_OLD" ("CPT_CODE") 
  PCTFREE 10 INITRANS 2 MAXTRANS 255 NOLOGGING COMPUTE STATISTICS 
  STORAGE(INITIAL 262144 NEXT 1048576 MINEXTENTS 1 MAXEXTENTS 2147483645
  PCTINCREASE 0 FREELISTS 1 FREELIST GROUPS 1 BUFFER_POOL DEFAULT)
  TABLESPACE "OPENHMIS2SDB" ;
--------------------------------------------------------
--  Constraints for Table CODE_CPT_FULL_OLD
--------------------------------------------------------

  ALTER TABLE "OPENHMIS2"."CODE_CPT_FULL_OLD" ADD PRIMARY KEY ("CPT_KEY")
  USING INDEX PCTFREE 10 INITRANS 2 MAXTRANS 255 NOLOGGING COMPUTE STATISTICS 
  STORAGE(INITIAL 196608 NEXT 1048576 MINEXTENTS 1 MAXEXTENTS 2147483645
  PCTINCREASE 0 FREELISTS 1 FREELIST GROUPS 1 BUFFER_POOL DEFAULT)
  TABLESPACE "OPENHMIS2SDB"  ENABLE;
 
  ALTER TABLE "OPENHMIS2"."CODE_CPT_FULL_OLD" ADD UNIQUE ("CPT_CODE")
  USING INDEX PCTFREE 10 INITRANS 2 MAXTRANS 255 NOLOGGING COMPUTE STATISTICS 
  STORAGE(INITIAL 262144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DEGREE</text:p>
          </table:table-cell>
          <table:table-cell table:style-name="ce25" office:value-type="string">
            <text:p>CODE_DEGREE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DEGREE
--------------------------------------------------------

  CREATE TABLE "OPENHMIS2"."CODE_DEGREE" 
   (        "CODE_KEY" NUMBER, 
        "STATUS" CHAR(1 BYTE) DEFAULT 'A', 
        "DESCRIPTION" VARCHAR2(10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DEGREE
--------------------------------------------------------

  CREATE UNIQUE INDEX "OPENHMIS2"."CODE_DEGREE" ON "OPENHMIS2"."CODE_DEGREE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45
--------------------------------------------------------

  CREATE INDEX "OPENHMIS2"."MIGRATION_FLAG_IDX_145" ON "OPENHMIS2"."CODE_DEGREE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DEGREE
--------------------------------------------------------

  ALTER TABLE "OPENHMIS2"."CODE_DEGREE" ADD CONSTRAINT "CODE_DEGREE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DESTINATION</text:p>
          </table:table-cell>
          <table:table-cell table:style-name="ce25" office:value-type="string">
            <text:p>CODE_DESTINATION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DESTINATION
--------------------------------------------------------

  CREATE TABLE "OPENHMIS2"."CODE_DESTINATION" 
   (        "CODE_KEY" NUMBER(38,0), 
        "STATUS" CHAR(1 BYTE) DEFAULT 'A', 
        "DESCRIPTION" VARCHAR2(200 BYTE), 
        "UPDATE_TIMESTAMP" TIMESTAMP (6), 
        "MIGRATION_FLAG" CHAR(2 BYTE)
   ) PCTFREE 10 PCTUSED 40 INITRANS 1 MAXTRANS 255 NOCOMPRESS LOGGING
  STORAGE(INITIAL 2097152 NEXT 1048576 MINEXTENTS 1 MAXEXTENTS 2147483645
  PCTINCREASE 0 FREELISTS 1 FREELIST GROUPS 1 BUFFER_POOL DEFAULT)
  TABLESPACE "OPENHMIS2SDB" ;
--------------------------------------------------------
--  DDL for Index MIGRATION_FLAG_IDX_144
--------------------------------------------------------

  CREATE INDEX "OPENHMIS2"."MIGRATION_FLAG_IDX_144" ON "OPENHMIS2"."CODE_DESTINATION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SYS_C004980
--------------------------------------------------------

  CREATE UNIQUE INDEX "OPENHMIS2"."SYS_C004980" ON "OPENHMIS2"."CODE_DESTINATION" ("CODE_KEY") 
  PCTFREE 10 INITRANS 2 MAXTRANS 255 NOLOGGING COMPUTE STATISTICS 
  STORAGE(INITIAL 2097152 NEXT 1048576 MINEXTENTS 1 MAXEXTENTS 2147483645
  PCTINCREASE 0 FREELISTS 1 FREELIST GROUPS 1 BUFFER_POOL DEFAULT)
  TABLESPACE "OPENHMIS2SDB" ;
--------------------------------------------------------
--  Constraints for Table CODE_DESTINATION
--------------------------------------------------------

  ALTER TABLE "OPENHMIS2"."CODE_DESTINATION" ADD PRIMARY KEY ("CODE_KEY")
  USING INDEX PCTFREE 10 INITRANS 2 MAXTRANS 255 NOLOGGING COMPUTE STATISTICS 
  STORAGE(INITIAL 2097152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style-name="ce25" office:value-type="string">
            <text:p>PATH_CODE_DISBURSEMENTS</text:p>
          </table:table-cell>
          <table:table-cell table:style-name="ce25" office:value-type="string">
            <text:p>CODE_DISBURSEMENTS</text:p>
          </table:table-cell>
          <table:table-cell table:style-name="ce25" office:value-type="string">
            <text:p>NEW TABLE</text:p>
          </table:table-cell>
          <table:table-cell table:style-name="ce23" office:value-type="string">
            <text:p>--------------------------------------------------------
--  DDL for Table CODE_DISBURSEMENTS
--------------------------------------------------------

  CREATE TABLE "OPENHMIS2"."CODE_DISBURSEMENTS" 
   (        "CODE_KEY" NUMBER(*,0), 
        "STATUS" CHAR(1 BYTE), 
        "DESCRIPTION" VARCHAR2(100 BYTE), 
        "UPDATE_TIMESTAMP" TIMESTAMP (6), 
        "MIGRATION_FLAG" CHAR(2 BYTE)
   ) PCTFREE 10 PCTUSED 40 INITRANS 1 MAXTRANS 255 NOCOMPRESS LOGGING
  STORAGE(INITIAL 65536 NEXT 1048576 MINEXTENTS 1 MAXEXTENTS 2147483645
  PCTINCREASE 0 FREELISTS 1 FREELIST GROUPS 1 BUFFER_POOL DEFAULT)
  TABLESPACE "OPENHMIS2SDB" ;
--------------------------------------------------------
--  DDL for Index CODE_DISBURSEMENTS
--------------------------------------------------------

  CREATE UNIQUE INDEX "OPENHMIS2"."CODE_DISBURSEMENTS" ON "OPENHMIS2"."CODE_DISBURSEMENTS" ("CODE_KEY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DDL for Index MIGRATION_FLAG_IDX_143
--------------------------------------------------------

  CREATE INDEX "OPENHMIS2"."MIGRATION_FLAG_IDX_143" ON "OPENHMIS2"."CODE_DISBURSEMENTS" ("MIGRATION_FLAG") 
  PCTFREE 10 INITRANS 2 MAXTRANS 255 NOLOGGING COMPUTE STATISTICS 
  STORAGE(INITIAL 65536 NEXT 1048576 MINEXTENTS 1 MAXEXTENTS 2147483645
  PCTINCREASE 0 FREELISTS 1 FREELIST GROUPS 1 BUFFER_POOL DEFAULT)
  TABLESPACE "OPENHMIS2SDB" ;
--------------------------------------------------------
--  Constraints for Table CODE_DISBURSEMENTS
--------------------------------------------------------

  ALTER TABLE "OPENHMIS2"."CODE_DISBURSEMENTS" ADD CONSTRAINT "CODE_DISBURSEMENTS" PRIMARY KEY ("CODE_KEY")
  USING INDEX PCTFREE 10 INITRANS 2 MAXTRANS 255 NOLOGGING COMPUTE STATISTICS 
  STORAGE(INITIAL 65536 NEXT 1048576 MINEXTENTS 1 MAXEXTENTS 2147483645
  PCTINCREASE 0 FREELISTS 1 FREELIST GROUPS 1 BUFFER_POOL DEFAULT)
  TABLESPACE "OPENHMIS2SDB"  ENABLE;
</text:p>
          </table:table-cell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4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3" table:style-name="ce21"/>
        </table:table-row>
      </table:table>
      <table:table table:name="Sheet2" table:style-name="ta2" table:print="false">
        <office:forms form:automatic-focus="false" form:apply-design-mode="false"/>
        <table:table-column table:style-name="co8" table:default-cell-style-name="ce15"/>
        <table:table-column table:style-name="co6" table:number-columns-repeated="5" table:default-cell-style-name="ce15"/>
        <table:table-column table:style-name="co7" table:default-cell-style-name="ce15" table:number-columns-repeated="250"/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8" table:default-cell-style-name="ce15"/>
        <table:table-column table:style-name="co6" table:number-columns-repeated="5" table:default-cell-style-name="ce15"/>
        <table:table-column table:style-name="co9" table:default-cell-style-name="ce15" table:number-columns-repeated="250"/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